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220.51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⋅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7" office:value-type="string" calcext:value-type="string">
            <text:p>𝔹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group[]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7" office:value-type="string" calcext:value-type="string">
            <text:p>ℂ 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ℂⁿ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lightblu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group(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1">ℝ</text:span>⁺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ANGE_CLOSE_CLOSE</text:p>
          </table:table-cell>
          <table:table-cell office:value-type="string" calcext:value-type="string">
            <text:p>range[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CLOSE_OPEN</text:p>
          </table:table-cell>
          <table:table-cell office:value-type="string" calcext:value-type="string">
            <text:p>range[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CLOSE</text:p>
          </table:table-cell>
          <table:table-cell office:value-type="string" calcext:value-type="string">
            <text:p>range(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OPEN</text:p>
          </table:table-cell>
          <table:table-cell office:value-type="string" calcext:value-type="string">
            <text:p>range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SET_LITERAL</text:p>
          </table:table-cell>
          <table:table-cell office:value-type="string" calcext:value-type="string">
            <text:p>{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this could be ambiguous if you aren’t car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⁜b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6:49:16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2-06T16:49:33.245000000</dc:date>
    <meta:editing-cycles>48</meta:editing-cycles>
    <meta:editing-duration>PT1H32M26S</meta:editing-duration>
    <meta:document-statistic meta:table-count="1" meta:cell-count="237" meta:object-count="0"/>
    <meta:user-defined meta:name="qrichtext">1</meta:user-defined>
  </office:meta>
</office:document-meta>
</file>